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9.94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245.31pt"/>
    </style:style>
    <style:style style:name="co8" style:family="table-column">
      <style:table-column-properties fo:break-before="auto" style:column-width="147.06pt"/>
    </style:style>
    <style:style style:name="co9" style:family="table-column">
      <style:table-column-properties fo:break-before="auto" style:column-width="138.64pt"/>
    </style:style>
    <style:style style:name="co10" style:family="table-column">
      <style:table-column-properties fo:break-before="auto" style:column-width="165.34pt"/>
    </style:style>
    <style:style style:name="co11" style:family="table-column">
      <style:table-column-properties fo:break-before="auto" style:column-width="54.11pt"/>
    </style:style>
    <style:style style:name="co12" style:family="table-column">
      <style:table-column-properties fo:break-before="auto" style:column-width="24.41pt"/>
    </style:style>
    <style:style style:name="co13" style:family="table-column">
      <style:table-column-properties fo:break-before="auto" style:column-width="160.81pt"/>
    </style:style>
    <style:style style:name="co14" style:family="table-column">
      <style:table-column-properties fo:break-before="auto" style:column-width="108.14pt"/>
    </style:style>
    <style:style style:name="co15" style:family="table-column">
      <style:table-column-properties fo:break-before="auto" style:column-width="107.46pt"/>
    </style:style>
    <style:style style:name="ro1" style:family="table-row">
      <style:table-row-properties style:row-height="38.2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75.74pt" fo:break-before="auto" style:use-optimal-row-height="false"/>
    </style:style>
    <style:style style:name="ro7" style:family="table-row">
      <style:table-row-properties style:row-height="33pt" fo:break-before="auto" style:use-optimal-row-height="false"/>
    </style:style>
    <style:style style:name="ro8" style:family="table-row">
      <style:table-row-properties style:row-height="50.26pt" fo:break-before="auto" style:use-optimal-row-height="false"/>
    </style:style>
    <style:style style:name="ta1" style:family="table" style:master-page-name="PageStyle_5f_Matriz_5f_GUT">
      <style:table-properties table:display="true" style:writing-mode="lr-tb"/>
    </style:style>
    <style:style style:name="ta2" style:family="table" style:master-page-name="PageStyle_5f_ListaInquietacoesPriorizada">
      <style:table-properties table:display="true" style:writing-mode="lr-tb"/>
    </style:style>
    <style:style style:name="ta3" style:family="table" style:master-page-name="PageStyle_5f_MapaDeOportunidades">
      <style:table-properties table:display="true" style:writing-mode="lr-tb"/>
    </style:style>
    <style:style style:name="ce1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ce4e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bce4e5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b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b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edcc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edcc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adc5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add58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add58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ce181e" style:text-outline="false" fo:font-style="normal" style:text-line-through-type="none" style:text-underline-style="solid" style:text-underline-width="auto" style:text-underline-color="font-color" fo:font-weight="bold" fo:font-size="11pt" fo:text-shadow="none"/>
    </style:style>
    <style:style style:name="T2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fo:text-shadow="none" fo:color="#000000" fo:font-size="12pt" fo:font-weight="normal" style:text-underline-style="none" style:text-underline-color="font-color" style:font-size-asian="12pt" style:font-size-complex="12pt" style:font-weight-asian="normal" style:font-weight-complex="normal"/>
    </style:style>
    <style:style style:name="T3" style:family="text">
      <style:text-properties fo:text-shadow="none" style:font-style-complex="normal" fo:font-size="11pt" fo:font-weight="bold" style:text-underline-style="solid" style:text-underline-width="auto" style:text-underline-color="font-color" style:text-line-through-type="none" fo:font-style="normal" style:text-outline="false" fo:color="#ce181e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4" style:family="text">
      <style:text-properties fo:text-shadow="none" style:font-style-complex="normal" fo:font-size="11pt" style:text-line-through-type="none" fo:font-style="normal" style:text-outline="false" style:text-position="0% 100%" style:font-name-complex="Arial" style:font-size-asian="11pt" style:font-size-complex="11pt" style:font-style-asian="normal" style:font-name="Arial" fo:color="#000000" fo:font-weight="normal" style:text-underline-style="none" style:text-underline-color="font-color" style:font-weight-asian="normal" style:font-weight-complex="normal"/>
    </style:style>
    <style:style style:name="T5" style:family="text">
      <style:text-properties fo:text-shadow="none" style:font-style-complex="normal" style:text-line-through-type="none" fo:font-style="normal" style:text-outline="false" style:text-position="0% 100%" style:font-name-complex="Arial" style:font-style-asian="normal" style:font-name="Arial" fo:color="#000000" fo:font-weight="normal" style:text-underline-style="none" style:text-underline-color="font-color" style:font-weight-asian="normal" style:font-weight-complex="normal" fo:font-size="12pt" style:font-size-asian="12pt" style:font-size-complex="12pt"/>
    </style:style>
    <style:style style:name="T6" style:family="text">
      <style:text-properties style:text-underline-style="none" style:text-underline-color="font-color" style:font-weight-complex="normal" style:font-size-complex="12pt" style:font-style-complex="normal" style:text-outline="false" style:font-name-complex="Arial" fo:text-shadow="none" fo:font-weight="normal" style:font-name="Arial" style:font-weight-asian="normal" style:font-style-asian="normal" fo:color="#000000" style:text-line-through-type="none" fo:font-style="normal" fo:font-size="12pt" style:font-size-asian="12pt" style:text-position="0% 100%"/>
    </style:style>
    <style:style style:name="T7" style:family="text">
      <style:text-properties style:font-style-complex="normal" style:text-outline="false" style:font-name-complex="Arial" fo:text-shadow="none" style:font-name="Arial" style:font-style-asian="normal" style:text-line-through-type="none" fo:font-style="normal" style:text-position="0% 100%" fo:font-weight="bold" style:text-underline-style="solid" style:text-underline-width="auto" style:text-underline-color="font-color" style:font-weight-asian="bold" style:font-weight-complex="bold" style:font-size-asian="11pt" fo:color="#ce181e" fo:font-size="11pt" style:font-size-complex="11pt"/>
    </style:style>
    <style:style style:name="T8" style:family="text">
      <style:text-properties style:font-style-complex="normal" style:text-outline="false" style:font-name-complex="Arial" fo:text-shadow="none" style:font-name="Arial" style:font-style-asian="normal" style:text-line-through-type="none" fo:font-style="normal" style:text-position="0% 100%" style:font-weight-asian="normal" fo:font-weight="normal" fo:font-size="12pt" fo:color="#000000" style:font-weight-complex="normal" style:font-size-asian="12pt" style:text-underline-style="none" style:text-underline-color="font-color" style:font-size-complex="12pt"/>
    </style:style>
    <style:style style:name="T9" style:family="text">
      <style:text-properties style:font-style-complex="normal" style:text-outline="false" style:font-name-complex="Arial" fo:text-shadow="none" style:font-name="Arial" style:font-style-asian="normal" style:text-line-through-type="none" fo:font-style="normal" style:text-position="0% 100%" fo:font-weight="bold" fo:color="#ce181e" fo:font-size="11pt" style:font-size-complex="11pt" style:font-size-asian="11pt" style:text-underline-style="solid" style:text-underline-width="auto" style:text-underline-color="font-color" style:font-weight-asian="bold" style:font-weight-complex="bold"/>
    </style:style>
    <style:style style:name="T10" style:family="text">
      <style:text-properties style:font-style-complex="normal" style:text-outline="false" style:font-name-complex="Arial" fo:text-shadow="none" style:font-name="Arial" style:font-style-asian="normal" style:text-line-through-type="none" fo:font-style="normal" style:text-position="0% 100%" style:font-weight-complex="normal" fo:color="#000000" fo:font-weight="normal" style:text-underline-style="none" style:text-underline-color="font-color" style:font-size-asian="12pt" style:font-weight-asian="normal" fo:font-size="12pt" style:font-size-complex="12pt"/>
    </style:style>
    <style:style style:name="T11" style:family="text">
      <style:text-properties style:font-style-complex="normal" style:text-outline="false" style:font-name-complex="Arial" fo:text-shadow="none" style:font-name="Arial" style:font-style-asian="normal" style:text-line-through-type="none" fo:font-style="normal" style:text-position="0% 100%" style:font-size-asian="11pt" style:font-weight-asian="bold" style:font-weight-complex="bold" style:font-size-complex="11pt" style:text-underline-style="solid" style:text-underline-width="auto" style:text-underline-color="font-color" fo:font-size="11pt" fo:font-weight="bold" fo:color="#ce181e"/>
    </style:style>
    <style:style style:name="T12" style:family="text">
      <style:text-properties style:font-style-complex="normal" style:text-outline="false" style:font-name-complex="Arial" fo:text-shadow="none" style:font-name="Arial" style:font-style-asian="normal" style:text-line-through-type="none" fo:font-style="normal" style:text-position="0% 100%" fo:color="#000000" fo:font-size="12pt" fo:font-weight="normal" style:text-underline-style="none" style:text-underline-color="font-color" style:font-size-asian="12pt" style:font-size-complex="12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riz_G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Lista de Inquietações Refinadas</text:p>
          </table:table-cell>
          <table:table-cell table:style-name="ce5" office:value-type="string" calcext:value-type="string">
            <text:p><text:span text:style-name="T1">G</text:span><text:span text:style-name="T2">ravidade [1,2,3,4,5]</text:span></text:p>
          </table:table-cell>
          <table:table-cell table:style-name="ce8" office:value-type="string" calcext:value-type="string">
            <text:p><text:span text:style-name="T3">U</text:span><text:span text:style-name="T4">rgência</text:span><text:span text:style-name="T5"> [1,2,3,4,5]</text:span></text:p>
          </table:table-cell>
          <table:table-cell table:style-name="ce10" office:value-type="string" calcext:value-type="string">
            <text:p><text:span text:style-name="T1">T</text:span><text:span text:style-name="T2">endência [1,2,3,4,5]</text:span></text:p>
          </table:table-cell>
          <table:table-cell table:style-name="ce12" office:value-type="string" calcext:value-type="string">
            <text:p><text:span text:style-name="T6">Prioridade [</text:span><text:span text:style-name="T7">G</text:span><text:span text:style-name="T8"> x </text:span><text:span text:style-name="T9">U</text:span><text:span text:style-name="T10"> x </text:span><text:span text:style-name="T11">T</text:span><text:span text:style-name="T12">]</text:span>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umento do índice de acidentes, tendo como consequência mutilações graves e mortes envolvendo principalmente ciclistas e motociclistas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2]*[.C2]*[.D2]" office:value-type="float" office:value="2" calcext:value-type="float">
            <text:p>2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Ruas com má sinalização e estado de conservação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3]*[.C3]*[.D3]" office:value-type="float" office:value="2" calcext:value-type="float">
            <text:p>2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venidas e ruas com grandes congestionamento.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4]*[.C4]*[.D4]" office:value-type="float" office:value="12" calcext:value-type="float">
            <text:p>12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Falta de Investimentos na infraestrutura de transportes coletivos.(ex; Trens, Metrôs)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B5]*[.C5]*[.D5]" office:value-type="float" office:value="12" calcext:value-type="float">
            <text:p>12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Falta de conscientização quanto às vagas destinadas a PNE e Idosos.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B6]*[.C6]*[.D6]" office:value-type="float" office:value="27" calcext:value-type="float">
            <text:p>27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Devido ao fato de veículos privados ainda representarem símbolo de status, há um aumento na frota gerando congestionamentos e falta de adoção ao transporte publico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B7]*[.C7]*[.D7]" office:value-type="float" office:value="27" calcext:value-type="float">
            <text:p>27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Mesmo as cidades brasileiras planejadas foram pensadas para mobilidade individual (Ex: Brasilia)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B8]*[.C8]*[.D8]" office:value-type="float" office:value="45" calcext:value-type="float">
            <text:p>45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3" office:value-type="string" calcext:value-type="string">
            <text:p>A falta do hábito de usar bicicletas como alternativa para deslocamento, como acontece em várias nações europeias.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B9]*[.C9]*[.D9]" office:value-type="float" office:value="60" calcext:value-type="float">
            <text:p>60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Esquema de rodízio de veículos se mostra inefetivo, pois donos de automóveis compram outro automóvel, potencializando o problema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[.B10]*[.C10]*[.D10]" office:value-type="float" office:value="64" calcext:value-type="float">
            <text:p>64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ecnologia móvel (principalmente celulares) são uma das melhores fontes de informação referente a mobilidade de urbana atualmente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[.B11]*[.C11]*[.D11]" office:value-type="float" office:value="80" calcext:value-type="float">
            <text:p>80</text:p>
          </table:table-cell>
          <table:table-cell table:style-name="ce7" table:number-columns-repeated="21"/>
          <table:table-cell table:number-columns-repeated="998"/>
        </table:table-row>
        <table:table-row table:style-name="ro3" table:number-rows-repeated="978">
          <table:table-cell table:style-name="ce4"/>
          <table:table-cell table:style-name="ce7" table:number-columns-repeated="25"/>
          <table:table-cell table:number-columns-repeated="998"/>
        </table:table-row>
        <table:table-row table:style-name="ro4" table:number-rows-repeated="104758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Matriz_GUT.$A$1" table:cell-range-address="$Matriz_GUT.$A$1:.$E$11"/>
        </table:named-expressions>
        <calcext:conditional-formats>
          <calcext:conditional-format calcext:target-range-address="Matriz_GUT.E2:Matriz_GUT.E1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ListaInquietacoesPriorizada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5">
          <table:table-cell table:style-name="ce14" office:value-type="string" calcext:value-type="string" table:number-columns-spanned="2" table:number-rows-spanned="2">
            <text:p>Lista de Inquietações Priorizadas</text:p>
          </table:table-cell>
          <table:covered-table-cell table:style-name="ce19"/>
          <table:table-cell table:style-name="ce24" office:value-type="string" calcext:value-type="string" table:number-columns-spanned="3" table:number-rows-spanned="1">
            <text:p>Análise Preliminar das Inquietações</text:p>
          </table:table-cell>
          <table:covered-table-cell table:style-name="ce27"/>
          <table:covered-table-cell table:style-name="ce28"/>
          <table:table-cell table:style-name="ce7" table:number-columns-repeated="21"/>
          <table:table-cell table:number-columns-repeated="998"/>
        </table:table-row>
        <table:table-row table:style-name="ro3">
          <table:covered-table-cell table:style-name="ce15"/>
          <table:covered-table-cell table:style-name="ce20"/>
          <table:table-cell table:style-name="ce24" office:value-type="string" calcext:value-type="string">
            <text:p>Principais causas</text:p>
          </table:table-cell>
          <table:table-cell table:style-name="ce24" office:value-type="string" calcext:value-type="string">
            <text:p>Principais efeitos negativos (ou colaterais)</text:p>
          </table:table-cell>
          <table:table-cell table:style-name="ce24" office:value-type="string" calcext:value-type="string">
            <text:p>Atores Influenciadores</text:p>
          </table:table-cell>
          <table:table-cell table:style-name="ce7" table:number-columns-repeated="21"/>
          <table:table-cell table:number-columns-repeated="998"/>
        </table:table-row>
        <table:table-row table:style-name="ro6">
          <table:table-cell table:style-name="ce16" office:value-type="string" calcext:value-type="string">
            <text:p>I1</text:p>
          </table:table-cell>
          <table:table-cell table:style-name="ce21" office:value-type="string" calcext:value-type="string">
            <text:p>Aumento do índice de acidentes, tendo como consequência mutilações graves e mortes envolvendo principalmente ciclistas e motociclistas</text:p>
          </table:table-cell>
          <table:table-cell table:style-name="ce25" office:value-type="string" calcext:value-type="string">
            <text:p>Falta de conciência no trânsito;Negligência, Fator economico devido estes meios de transporte terem uma maior acessibilidade financeira.</text:p>
          </table:table-cell>
          <table:table-cell table:style-name="ce25" office:value-type="string" calcext:value-type="string">
            <text:p>Aumento no gasto público com acidentados; Congestiona o sistema de saúde</text:p>
          </table:table-cell>
          <table:table-cell table:style-name="ce25" office:value-type="string" calcext:value-type="string">
            <text:p>Cidadãos; Governo.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2</text:p>
          </table:table-cell>
          <table:table-cell table:style-name="ce22" office:value-type="string" calcext:value-type="string">
            <text:p>Ruas com má sinalização e estado de conservação</text:p>
          </table:table-cell>
          <table:table-cell table:style-name="ce25" office:value-type="string" calcext:value-type="string">
            <text:p>Falta estrutura adequada;Falta de <text:s/>Investimento de quailidade, vandalismo.</text:p>
          </table:table-cell>
          <table:table-cell table:style-name="ce25" office:value-type="string" calcext:value-type="string">
            <text:p>Acidentes, Mortes.</text:p>
          </table:table-cell>
          <table:table-cell table:style-name="ce25" office:value-type="string" calcext:value-type="string">
            <text:p>Governos = por falta do invenstimento</text:p>
            <text:p>                                                 Cidadãos = pela falta de cobrança e cuidado.</text:p>
            <text:p/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3</text:p>
          </table:table-cell>
          <table:table-cell table:style-name="ce22" office:value-type="string" calcext:value-type="string">
            <text:p>Avenidas e ruas com grandes congestionamento.</text:p>
          </table:table-cell>
          <table:table-cell table:style-name="ce22" office:value-type="string" calcext:value-type="string">
            <text:p>Elevado número de veiculos individuais nas vias; Acidentes; Horário de pico; Má sinalização; Manutenção nas vias durante horarios de pico; Baixa ultilizaçãod e transporte publico</text:p>
          </table:table-cell>
          <table:table-cell table:style-name="ce22" office:value-type="string" calcext:value-type="string">
            <text:p>Stress; Violência (brigas de trânsito); Dificuldade de trafego de veiculos de emergência; Assaltos</text:p>
          </table:table-cell>
          <table:table-cell table:style-name="ce22" office:value-type="string" calcext:value-type="string">
            <text:p>Cidadãos; Governo; Empresas de transporte coletivo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4</text:p>
          </table:table-cell>
          <table:table-cell table:style-name="ce22" office:value-type="string" calcext:value-type="string">
            <text:p>Falta de Investimentos na infraestrutura de transportes coletivos.(ex; Trens, Metrôs)</text:p>
          </table:table-cell>
          <table:table-cell table:style-name="ce25" office:value-type="string" calcext:value-type="string">
            <text:p>Corrupção; Falta de objetvo no gasto do dinheiro público</text:p>
          </table:table-cell>
          <table:table-cell table:style-name="ce25" office:value-type="string" calcext:value-type="string">
            <text:p>Aumento no transporte individual; Congestionamento</text:p>
          </table:table-cell>
          <table:table-cell table:style-name="ce25" office:value-type="string" calcext:value-type="string">
            <text:p>Cidadãos; Governo; 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5</text:p>
          </table:table-cell>
          <table:table-cell table:style-name="ce22" office:value-type="string" calcext:value-type="string">
            <text:p>Falta de conscientização quanto às vagas destinadas a PNE e Idosos.</text:p>
          </table:table-cell>
          <table:table-cell table:style-name="ce22" office:value-type="string" calcext:value-type="string">
            <text:p>Educação da população; Falta de sinalização; Falta de esturtura das cidades; Falta de interesse dos cidadãos não PNE</text:p>
          </table:table-cell>
          <table:table-cell table:style-name="ce22" office:value-type="string" calcext:value-type="string">
            <text:p>Dificuldade de locomoção do PNE; Constrangimento</text:p>
          </table:table-cell>
          <table:table-cell table:style-name="ce22" office:value-type="string" calcext:value-type="string">
            <text:p>Governo; Cidadãos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6</text:p>
          </table:table-cell>
          <table:table-cell table:style-name="ce22" office:value-type="string" calcext:value-type="string">
            <text:p>Devido ao fato de veículos privados ainda representarem símbolo de status, há um aumento na frota gerando congestionamentos e falta de adoção ao transporte publico</text:p>
          </table:table-cell>
          <table:table-cell table:style-name="ce22" office:value-type="string" calcext:value-type="string">
            <text:p>Problema cultural; Falta de incentivo ao uso de transportes publicos; Falta de estrutura dos transportes publicos</text:p>
          </table:table-cell>
          <table:table-cell table:style-name="ce22" office:value-type="string" calcext:value-type="string">
            <text:p>Congestionamentos; </text:p>
          </table:table-cell>
          <table:table-cell table:style-name="ce22" office:value-type="string" calcext:value-type="string">
            <text:p>Cidadãos; Governo; Mídia; 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7</text:p>
          </table:table-cell>
          <table:table-cell table:style-name="ce22" office:value-type="string" calcext:value-type="string">
            <text:p>A falta do hábito de usar bicicletas como alternativa para deslocamento, como acontece em várias nações europeias.</text:p>
          </table:table-cell>
          <table:table-cell table:style-name="ce25" office:value-type="string" calcext:value-type="string">
            <text:p>Inseguraça; Longas distâncias; Falta de ciclovias; Problema cultural; Falta do habito</text:p>
          </table:table-cell>
          <table:table-cell table:style-name="ce25" office:value-type="string" calcext:value-type="string">
            <text:p>Aumento no uso do veículo motorizado; Congestionamentos; Sedentarismo</text:p>
          </table:table-cell>
          <table:table-cell table:style-name="ce25" office:value-type="string" calcext:value-type="string">
            <text:p>Cidadãos; Governo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6" office:value-type="string" calcext:value-type="string">
            <text:p>I8</text:p>
          </table:table-cell>
          <table:table-cell table:style-name="ce22" office:value-type="string" calcext:value-type="string">
            <text:p>Esquema de rodízio de veículos se mostra inefetivo, pois donos de automóveis compram outro automóvel, potencializando o problema</text:p>
          </table:table-cell>
          <table:table-cell table:style-name="ce25" office:value-type="string" calcext:value-type="string">
            <text:p>Falta cultura do pensamento coletivo; Transporte coletivo insatisfatório; </text:p>
          </table:table-cell>
          <table:table-cell table:style-name="ce25" office:value-type="string" calcext:value-type="string">
            <text:p>Congestionamento; </text:p>
          </table:table-cell>
          <table:table-cell table:style-name="ce25" office:value-type="string" calcext:value-type="string">
            <text:p>Cidadãos; Governo; 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9</text:p>
          </table:table-cell>
          <table:table-cell table:style-name="ce22" office:value-type="string" calcext:value-type="string">
            <text:p>Mesmo as cidades brasileiras planejadas foram pensadas para mobilidade individual (Ex: Brasilia)</text:p>
          </table:table-cell>
          <table:table-cell table:style-name="ce26" office:value-type="string" calcext:value-type="string">
            <text:p>Toda mobilidade urbana pensada no indivíduo, não no coletivo;</text:p>
          </table:table-cell>
          <table:table-cell table:style-name="ce25" office:value-type="string" calcext:value-type="string">
            <text:p>Congestionamento; Mobilidade urbana acaba privilegiando o indivíduo não o grupo;</text:p>
          </table:table-cell>
          <table:table-cell table:style-name="ce25" office:value-type="string" calcext:value-type="string">
            <text:p>Cidadãos; Governo; 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17" office:value-type="string" calcext:value-type="string">
            <text:p>I10</text:p>
          </table:table-cell>
          <table:table-cell table:style-name="ce22" office:value-type="string" calcext:value-type="string">
            <text:p>Uso de celular ao volante é a terceira maior causa de mortes no trânsito no brasil</text:p>
          </table:table-cell>
          <table:table-cell table:style-name="ce26" office:value-type="string" calcext:value-type="string">
            <text:p>Negligência; Falta de educação; Falta de fiscalização;</text:p>
          </table:table-cell>
          <table:table-cell table:style-name="ce22" office:value-type="string" calcext:value-type="string">
            <text:p>Aumento no índice de acidentes; Mortes; Prejuizos materiais; </text:p>
          </table:table-cell>
          <table:table-cell table:style-name="ce25" office:value-type="string" calcext:value-type="string">
            <text:p>Cidadãos; Governo; 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18"/>
          <table:table-cell table:style-name="ce23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18"/>
          <table:table-cell table:style-name="ce23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3" table:number-rows-repeated="986">
          <table:table-cell table:style-name="ce18"/>
          <table:table-cell table:style-name="ce23"/>
          <table:table-cell table:style-name="ce25" table:number-columns-repeated="3"/>
          <table:table-cell table:style-name="ce7" table:number-columns-repeated="21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aDeOportunidades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4" table:number-columns-repeated="17" table:default-cell-style-name="Default"/>
        <table:table-column table:style-name="co5" table:number-columns-repeated="998" table:default-cell-style-name="Default"/>
        <table:table-row table:style-name="ro7">
          <table:table-cell table:style-name="ce29" office:value-type="string" calcext:value-type="string" table:number-columns-spanned="9" table:number-rows-spanned="1">
            <text:p>Análise de Polaridade: Identificação de práticas e medidas para alcançar a situação almejada</text:p>
          </table:table-cell>
          <table:covered-table-cell table:number-columns-repeated="8" table:style-name="ce31"/>
          <table:table-cell table:style-name="ce7" table:number-columns-repeated="17"/>
          <table:table-cell table:number-columns-repeated="998"/>
        </table:table-row>
        <table:table-row table:style-name="ro8">
          <table:table-cell table:style-name="ce30" office:value-type="string" calcext:value-type="string" table:number-columns-spanned="2" table:number-rows-spanned="1">
            <text:p>Lista de Inquietações Priorizadas</text:p>
          </table:table-cell>
          <table:covered-table-cell table:style-name="ce28"/>
          <table:table-cell table:style-name="ce33" office:value-type="string" calcext:value-type="string">
            <text:p>Situação almejada para superar a inquietação</text:p>
          </table:table-cell>
          <table:table-cell table:style-name="ce34" office:value-type="string" calcext:value-type="string">
            <text:p>Sensibilização e Comunicação</text:p>
          </table:table-cell>
          <table:table-cell table:style-name="ce35" office:value-type="string" calcext:value-type="string">
            <text:p>Políticas, Planos e Procedimentos</text:p>
          </table:table-cell>
          <table:table-cell table:style-name="ce34" office:value-type="string" calcext:value-type="string">
            <text:p>Ferramentas e Automação</text:p>
          </table:table-cell>
          <table:table-cell table:style-name="ce34" office:value-type="string" calcext:value-type="string">
            <text:p>Habilidades e Conhecimentos</text:p>
          </table:table-cell>
          <table:table-cell table:style-name="ce34" office:value-type="string" calcext:value-type="string">
            <text:p>Responsabilidade e Responsabilização</text:p>
          </table:table-cell>
          <table:table-cell table:style-name="ce34" office:value-type="string" calcext:value-type="string">
            <text:p>Metas e Mensuração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1</text:p>
          </table:table-cell>
          <table:table-cell table:style-name="ce32" office:value-type="string" calcext:value-type="string">
            <text:p>Aumento do índice de acidentes, tendo como consequência mutilações graves e mortes envolvendo principalmente ciclistas e motociclistas</text:p>
          </table:table-cell>
          <table:table-cell table:style-name="ce25" office:value-type="string" calcext:value-type="string">
            <text:p>Educação no Trânsito; Fiscalização; Maior rigor na aplicação das leis de trânsito</text:p>
          </table:table-cell>
          <table:table-cell table:style-name="ce25" office:value-type="string" calcext:value-type="string">
            <text:p>Melhorias no curso de formação dos motoristas; Campanha de incentivo</text:p>
          </table:table-cell>
          <table:table-cell table:style-name="ce25" office:value-type="string" calcext:value-type="string">
            <text:p>Adicionar ao percurso de provas cenários com ciclistas/motociclistas;Maior rigor nas leis de trânsito; Educação de transito nas escolas;</text:p>
          </table:table-cell>
          <table:table-cell table:style-name="ce25" office:value-type="string" calcext:value-type="string">
            <text:p>Fiscalização; Videomonitoramento</text:p>
          </table:table-cell>
          <table:table-cell table:style-name="ce25" office:value-type="string" calcext:value-type="string">
            <text:p>Capacitar o motorista às leis de trânsito;Capacitar o motorista no respeito aos ciclistas/motociclistas;</text:p>
          </table:table-cell>
          <table:table-cell table:style-name="ce25" office:value-type="string" calcext:value-type="string">
            <text:p>Fazer cumprir a lei punindo com maior rigor às infranções às leis de trânsito; Atribuir punições diferenciadas ao motorista que fere um ciclista/motociclista</text:p>
          </table:table-cell>
          <table:table-cell table:style-name="ce25" office:value-type="string" calcext:value-type="string">
            <text:p>Monitorar as internações nos hospítais;Aumento na fiscalização em 60% e redçao do indice de acidentes em 50% em 10 anos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2</text:p>
          </table:table-cell>
          <table:table-cell table:style-name="ce32" office:value-type="string" calcext:value-type="string">
            <text:p>Ruas com má sinalização e estado de conservação</text:p>
          </table:table-cell>
          <table:table-cell table:style-name="ce25" office:value-type="string" calcext:value-type="string">
            <text:p>Melhor a estratégia de gestão do trânsito; Melhoria da sinalização de trânsito; Melhor estado <text:s/>de conservação das vias</text:p>
          </table:table-cell>
          <table:table-cell table:style-name="ce25" office:value-type="string" calcext:value-type="string">
            <text:p>Campanha de combate ao vandalismo; Cobrança da população quanto a investimentos; </text:p>
          </table:table-cell>
          <table:table-cell table:style-name="ce25" office:value-type="string" calcext:value-type="string">
            <text:p>Melhorar sinalização; Mais investimento em infraestrutura</text:p>
          </table:table-cell>
          <table:table-cell table:style-name="ce25" office:value-type="string" calcext:value-type="string">
            <text:p>Semáfaros reguladores de fluxo; Fiscalização quanto ao porte de veículos</text:p>
          </table:table-cell>
          <table:table-cell table:style-name="ce25" office:value-type="string" calcext:value-type="string">
            <text:p>Capacitar os motoristas quanto às melhores praticas de conservação das vias</text:p>
          </table:table-cell>
          <table:table-cell table:style-name="ce25" office:value-type="string" calcext:value-type="string">
            <text:p>Atribuir punições severas aos infratores.</text:p>
          </table:table-cell>
          <table:table-cell table:style-name="ce25" office:value-type="string" calcext:value-type="string">
            <text:p>Revitalização da sinalização de trânsito a cada 5 anos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3</text:p>
          </table:table-cell>
          <table:table-cell table:style-name="ce32" office:value-type="string" calcext:value-type="string">
            <text:p>Avenidas e ruas com grandes congestionamento.</text:p>
          </table:table-cell>
          <table:table-cell table:style-name="ce21" office:value-type="string" calcext:value-type="string">
            <text:p>Diminuição dos congestionamentos</text:p>
          </table:table-cell>
          <table:table-cell table:style-name="ce21" office:value-type="string" calcext:value-type="string">
            <text:p>Campanhas de incentivo ao uso de veículos compartilhados; Campanhas de incentivo ao uso de transporte publico</text:p>
          </table:table-cell>
          <table:table-cell table:style-name="ce36" office:value-type="string" calcext:value-type="string">
            <text:p>Mais opções de transporte público; Incentivo no IPVA para quem comprove que compartilha seu veículo</text:p>
          </table:table-cell>
          <table:table-cell table:style-name="ce21" office:value-type="string" calcext:value-type="string">
            <text:p>Aplicativos de compartilhamento de veículo; Aplicativos que auxiliem na identificação de trajetos com menor fluxo de veículos</text:p>
          </table:table-cell>
          <table:table-cell table:style-name="ce21" office:value-type="string" calcext:value-type="string">
            <text:p>Capacitação da população quanto a boas praticas utilizadas para redução de congestionamentos</text:p>
          </table:table-cell>
          <table:table-cell table:style-name="ce21" office:value-type="string" calcext:value-type="string">
            <text:p>Punição de motoristas que causarem congestionamento por causas evitáveis</text:p>
          </table:table-cell>
          <table:table-cell table:style-name="ce21" office:value-type="string" calcext:value-type="string">
            <text:p>Redução dos congestionamentos em 20% em 2 anos; Redução do numero de assaltos no transito em no mínimo 70% no mesmo período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4</text:p>
          </table:table-cell>
          <table:table-cell table:style-name="ce32" office:value-type="string" calcext:value-type="string">
            <text:p>Falta de Investimentos na infraestrutura de transportes coletivos.(ex; Trens, Metrôs)</text:p>
          </table:table-cell>
          <table:table-cell table:style-name="ce21" office:value-type="string" calcext:value-type="string">
            <text:p>Transporte coletivo eficiente e amplamente utilizado</text:p>
          </table:table-cell>
          <table:table-cell table:style-name="ce21" office:value-type="string" calcext:value-type="string">
            <text:p>Cobrança da população quanto a investimentos; </text:p>
          </table:table-cell>
          <table:table-cell table:style-name="ce21" office:value-type="string" calcext:value-type="string">
            <text:p>Disponibilizar um transporte coletivo disponível a todos, em especial para população de baixa renda</text:p>
          </table:table-cell>
          <table:table-cell table:style-name="ce21" office:value-type="string" calcext:value-type="string">
            <text:p>Aplicativos para acompanhamento de transporte coletivo; </text:p>
          </table:table-cell>
          <table:table-cell table:style-name="ce21" office:value-type="string" calcext:value-type="string">
            <text:p>Avaliação de viabilidade privatização da infraestrutura de transportes</text:p>
          </table:table-cell>
          <table:table-cell table:style-name="ce21" office:value-type="string" calcext:value-type="string">
            <text:p>Responsabilização dos estados e munícipios pelo governo federal quanto a ineficiência do transporte coletivo; </text:p>
          </table:table-cell>
          <table:table-cell table:style-name="ce21" office:value-type="string" calcext:value-type="string">
            <text:p>Aumento de linhas de tranporte coletivo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5</text:p>
          </table:table-cell>
          <table:table-cell table:style-name="ce32" office:value-type="string" calcext:value-type="string">
            <text:p>Falta de conscientização quanto às vagas destinadas a PNE e Idosos.</text:p>
          </table:table-cell>
          <table:table-cell table:style-name="ce21" office:value-type="string" calcext:value-type="string">
            <text:p>Melhor conscientização em relação às vagas destinadas a PNE e idosos; Maior mobilidade e independência do PNE e idosos</text:p>
          </table:table-cell>
          <table:table-cell table:style-name="ce21" office:value-type="string" calcext:value-type="string">
            <text:p>Divulgação em midias de massas quanto às vagas destinadas à PNE e idosos;</text:p>
          </table:table-cell>
          <table:table-cell table:style-name="ce21" office:value-type="string" calcext:value-type="string">
            <text:p>Fazer cumprir a lei de trânsito quanto às vagas; </text:p>
          </table:table-cell>
          <table:table-cell table:style-name="ce21" office:value-type="string" calcext:value-type="string">
            <text:p>Fiscalização; Videomonitoramento</text:p>
          </table:table-cell>
          <table:table-cell table:style-name="ce21" office:value-type="string" calcext:value-type="string">
            <text:p>Maior enfoque quanto a importancia de vagas destinadas a PNE e idosos em cursos de direção</text:p>
          </table:table-cell>
          <table:table-cell table:style-name="ce21" office:value-type="string" calcext:value-type="string">
            <text:p>Responsabilização dos municípios quanto a fiscalização</text:p>
          </table:table-cell>
          <table:table-cell table:style-name="ce21" office:value-type="string" calcext:value-type="string">
            <text:p>Disponibilização de mais vagas para PNE e idosos e fiscalizaçao da utilização indevida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6</text:p>
          </table:table-cell>
          <table:table-cell table:style-name="ce32" office:value-type="string" calcext:value-type="string">
            <text:p>Devido ao fato de veículos privados ainda representarem símbolo de status, há um aumento na frota gerando congestionamentos e falta de adoção ao transporte publico</text:p>
          </table:table-cell>
          <table:table-cell table:style-name="ce25" office:value-type="string" calcext:value-type="string">
            <text:p>Conscientização dos motoristas quanto ao benefício do transporte publico para as cidades e população </text:p>
          </table:table-cell>
          <table:table-cell table:style-name="ce25" office:value-type="string" calcext:value-type="string">
            <text:p>Divulgação em midias de massas quanto aos maleficios do uso de transporte individual; </text:p>
          </table:table-cell>
          <table:table-cell table:style-name="ce25" office:value-type="string" calcext:value-type="string">
            <text:p>Tornar o transporte público mais atrativo; </text:p>
            <text:p>Incentivo ao uso de bicicletas </text:p>
            <text:p/>
          </table:table-cell>
          <table:table-cell table:style-name="ce21" office:value-type="string" calcext:value-type="string">
            <text:p>Aplicativos de compartilhamento de veículo; Aplicativos para acompanhamento de transporte coletivo;</text:p>
          </table:table-cell>
          <table:table-cell table:style-name="ce36" office:value-type="string" calcext:value-type="string">
            <text:p>Concientização dos motoristas quantos aos maleficios do uso de transporte individual</text:p>
          </table:table-cell>
          <table:table-cell table:style-name="ce25" office:value-type="string" calcext:value-type="string">
            <text:p>Exposição ao motorista dos maleficios ao meio ambiente causados pelo uso de transporte individual; </text:p>
          </table:table-cell>
          <table:table-cell table:style-name="ce25" office:value-type="string" calcext:value-type="string">
            <text:p>Aumento da adoção do transporte coletivo em 20% em 2 anos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7</text:p>
          </table:table-cell>
          <table:table-cell table:style-name="ce32" office:value-type="string" calcext:value-type="string">
            <text:p>A falta do hábito de usar bicicletas como alternativa para deslocamento, como acontece em várias nações europeias.</text:p>
          </table:table-cell>
          <table:table-cell table:style-name="ce25" office:value-type="string" calcext:value-type="string">
            <text:p>Promover e aumentar o uso de bicicletas como meio de transporte a fim de melhorar o transito das cidades e saúde dos utilizadores;Maior numero de ciclovias</text:p>
          </table:table-cell>
          <table:table-cell table:style-name="ce25" office:value-type="string" calcext:value-type="string">
            <text:p>Divulgação em midia de massa os beneficios da utilização de bicicletas para a saúde <text:s/>e para o transito das cidades;Campanha de incentivo</text:p>
          </table:table-cell>
          <table:table-cell table:style-name="ce25" office:value-type="string" calcext:value-type="string">
            <text:p>Fiscalização da utilização de bicicletas nas ruas e ciclovias; Fiscalização dos demais integrantes do trânsito quanto ao respeito aos ciclistas; Aplicação de multas para garantir o respeito a normas;Garantir o direito das ciclovias</text:p>
          </table:table-cell>
          <table:table-cell table:style-name="ce25" office:value-type="string" calcext:value-type="string">
            <text:p>Vigilancia das normas de respeito ao ciclista através de videomonitoramento</text:p>
          </table:table-cell>
          <table:table-cell table:style-name="ce25" office:value-type="string" calcext:value-type="string">
            <text:p>Instruir a população em geral quanto às regras de trânsito para ciclistas, seus direitos e deveres;Capacitar o motorista no respeito aos ciclistas.</text:p>
          </table:table-cell>
          <table:table-cell table:style-name="ce25" office:value-type="string" calcext:value-type="string">
            <text:p>Garantir o cumprimento de leis que resguardam os ciclistas; Atribuir punição os infratores;Fazer cumprir a lei em relação ao direito dos ciclistas</text:p>
          </table:table-cell>
          <table:table-cell table:style-name="ce25" office:value-type="string" calcext:value-type="string">
            <text:p>Aumentar a utilização do uso de bicicletas em 20% nos proximos 2 anos;Aumentar o número de ciclovias em 50% em 3 anos.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8</text:p>
          </table:table-cell>
          <table:table-cell table:style-name="ce32" office:value-type="string" calcext:value-type="string">
            <text:p>Esquema de rodízio de veículos se mostra inefetivo, pois donos de automóveis compram outro automóvel, potencializando o problema</text:p>
          </table:table-cell>
          <table:table-cell table:style-name="ce25" office:value-type="string" calcext:value-type="string">
            <text:p>Melhor educação no que tange o pensamento e ação coletiva;</text:p>
          </table:table-cell>
          <table:table-cell table:style-name="ce25" office:value-type="string" calcext:value-type="string">
            <text:p>Campanha de consciêntização quanto à importancia do respeito ao rodizio</text:p>
          </table:table-cell>
          <table:table-cell table:style-name="ce25" office:value-type="string" calcext:value-type="string">
            <text:p>Investimento em educação dos condutores; Novos planos de mobilidade urbana</text:p>
          </table:table-cell>
          <table:table-cell table:style-name="ce37" office:value-type="string" calcext:value-type="string">
            <text:p>Equipamentos de verificação automática do cumprimento do rodizio; Identificação dos motoristas que compram outro veículo para driblar o rodizio através das bases de dados do governo</text:p>
          </table:table-cell>
          <table:table-cell table:style-name="ce25" office:value-type="string" calcext:value-type="string">
            <text:p>Capacitar o cidadão a pensar em mobilização urbana de forma coletiva; </text:p>
          </table:table-cell>
          <table:table-cell table:style-name="ce25" office:value-type="string" calcext:value-type="string">
            <text:p>Aplicação de punições ao descumprimento do rodizio; Aumentar o valor do IPVA no segundo veículo de um mesmo condutor</text:p>
          </table:table-cell>
          <table:table-cell table:style-name="ce25" office:value-type="string" calcext:value-type="string">
            <text:p>Diminuição do descumprimento do rodizio em 20% em 2 anos</text:p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9</text:p>
          </table:table-cell>
          <table:table-cell table:style-name="ce32" office:value-type="string" calcext:value-type="string">
            <text:p>Mesmo as cidades brasileiras planejadas foram pensadas para mobilidade individual (Ex: Brasilia)</text:p>
          </table:table-cell>
          <table:table-cell table:style-name="ce25" office:value-type="string" calcext:value-type="string">
            <text:p>Transporte coletivo eficiente e amplamente utilizado</text:p>
          </table:table-cell>
          <table:table-cell table:style-name="ce25" office:value-type="string" calcext:value-type="string">
            <text:p>Conscientização em mídias de massa quanto ao uso de transportes coletivos</text:p>
          </table:table-cell>
          <table:table-cell table:style-name="ce25" office:value-type="string" calcext:value-type="string">
            <text:p>Investimento em educação; Tornar o transporte público mais atrativo</text:p>
          </table:table-cell>
          <table:table-cell table:style-name="ce36" office:value-type="string" calcext:value-type="string">
            <text:p>Aplicativos de compartilhamento de veículo;</text:p>
          </table:table-cell>
          <table:table-cell table:style-name="ce25" office:value-type="string" calcext:value-type="string">
            <text:p>Capacitar o cidadão a pensar em mobilização urbana de forma coletiva</text:p>
          </table:table-cell>
          <table:table-cell table:style-name="ce25" office:value-type="string" calcext:value-type="string">
            <text:p>Cobrança da população perante o governo quanto a melhoria nos transportes coletivos</text:p>
          </table:table-cell>
          <table:table-cell table:style-name="ce25" office:value-type="string" calcext:value-type="string">
            <text:p>Aumentar o investimento em transporte publico em 10%; Disponibilizar opções de transporte alternativo</text:p>
            <text:p/>
          </table:table-cell>
          <table:table-cell table:style-name="ce7" table:number-columns-repeated="17"/>
          <table:table-cell table:number-columns-repeated="998"/>
        </table:table-row>
        <table:table-row table:style-name="ro2">
          <table:table-cell table:style-name="ce16" office:value-type="string" calcext:value-type="string">
            <text:p>I10</text:p>
          </table:table-cell>
          <table:table-cell table:style-name="ce32" office:value-type="string" calcext:value-type="string">
            <text:p>Uso de celular ao volante é a terceira maior causa de mortes no trânsito no brasil</text:p>
          </table:table-cell>
          <table:table-cell table:style-name="ce21" office:value-type="string" calcext:value-type="string">
            <text:p>Uso mais consciente no uso de celulares no transito</text:p>
          </table:table-cell>
          <table:table-cell table:style-name="ce21" office:value-type="string" calcext:value-type="string">
            <text:p>Divulgação em mídias de massas quanto as consequências do uso indevido dos celulares no transito</text:p>
          </table:table-cell>
          <table:table-cell table:style-name="ce21" office:value-type="string" calcext:value-type="string">
            <text:p>Fiscalização e monitoramento</text:p>
          </table:table-cell>
          <table:table-cell table:style-name="ce21" office:value-type="string" calcext:value-type="string">
            <text:p>Uso de aplicativos que auxiliam no uso mais consciente no transito</text:p>
          </table:table-cell>
          <table:table-cell table:style-name="ce21" office:value-type="string" calcext:value-type="string">
            <text:p>Capacitar o cidadão (Pedestre, ciclista, motociclista, motorista e etc) a conscientizar outros cidadãos</text:p>
          </table:table-cell>
          <table:table-cell table:style-name="ce21" office:value-type="string" calcext:value-type="string">
            <text:p>Aplicação de punições severas; Aplicar advertência e multas também a pedestres e ciclistas</text:p>
          </table:table-cell>
          <table:table-cell table:style-name="ce21" office:value-type="string" calcext:value-type="string">
            <text:p>Redução drastica no ranking de causa de mortes no transito devido ao mal-uso do celular nos proximos 2 anos</text:p>
          </table:table-cell>
          <table:table-cell table:style-name="ce7" table:number-columns-repeated="17"/>
          <table:table-cell table:number-columns-repeated="998"/>
        </table:table-row>
        <table:table-row table:style-name="ro3">
          <table:table-cell table:style-name="ce18"/>
          <table:table-cell table:style-name="ce25" table:number-columns-repeated="8"/>
          <table:table-cell table:style-name="ce7" table:number-columns-repeated="17"/>
          <table:table-cell table:number-columns-repeated="998"/>
        </table:table-row>
        <table:table-row table:style-name="ro3">
          <table:table-cell table:style-name="ce18"/>
          <table:table-cell table:style-name="ce21"/>
          <table:table-cell table:style-name="ce25" table:number-columns-repeated="7"/>
          <table:table-cell table:style-name="ce7" table:number-columns-repeated="17"/>
          <table:table-cell table:number-columns-repeated="998"/>
        </table:table-row>
        <table:table-row table:style-name="ro3" table:number-rows-repeated="986">
          <table:table-cell table:style-name="ce18"/>
          <table:table-cell table:style-name="ce25" table:number-columns-repeated="8"/>
          <table:table-cell table:style-name="ce7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atriz_GUT.A1:Matriz_GUT.E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_5f_GUT" style:display-name="PageStyle_Matriz_G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istaInquietacoesPriorizada" style:display-name="PageStyle_ListaInquietacoesPriorizad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paDeOportunidades" style:display-name="PageStyle_MapaDeOportunida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9" meta:object-count="0"/>
    <meta:generator>LibreOfficeDev/6.0.5.2$Linux_X86_64 LibreOffice_project/</meta:generator>
  </office:meta>
</office:document-meta>
</file>